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da0a" officeooo:paragraph-rsid="0014da0a"/>
    </style:style>
    <style:style style:name="P2" style:family="paragraph" style:parent-style-name="Standard">
      <style:paragraph-properties fo:text-align="start" style:justify-single-word="false"/>
      <style:text-properties officeooo:rsid="0014da0a" officeooo:paragraph-rsid="0014da0a"/>
    </style:style>
    <style:style style:name="P3" style:family="paragraph" style:parent-style-name="Standard">
      <style:paragraph-properties fo:text-align="start" style:justify-single-word="false"/>
      <style:text-properties officeooo:rsid="0016c6c0" officeooo:paragraph-rsid="0016c6c0"/>
    </style:style>
    <style:style style:name="P4" style:family="paragraph" style:parent-style-name="Standard">
      <style:paragraph-properties fo:text-align="start" style:justify-single-word="false"/>
      <style:text-properties officeooo:rsid="001829a8" officeooo:paragraph-rsid="001829a8"/>
    </style:style>
    <style:style style:name="P5" style:family="paragraph" style:parent-style-name="Standard">
      <style:paragraph-properties fo:text-align="start" style:justify-single-word="false"/>
      <style:text-properties officeooo:rsid="00191bf7" officeooo:paragraph-rsid="00191bf7"/>
    </style:style>
    <style:style style:name="P6" style:family="paragraph" style:parent-style-name="Standard">
      <style:paragraph-properties fo:text-align="start" style:justify-single-word="false"/>
      <style:text-properties officeooo:rsid="0019ea2f" officeooo:paragraph-rsid="0019ea2f"/>
    </style:style>
    <style:style style:name="P7" style:family="paragraph" style:parent-style-name="Standard">
      <style:paragraph-properties fo:text-align="start" style:justify-single-word="false"/>
      <style:text-properties officeooo:rsid="001af31b" officeooo:paragraph-rsid="001af31b"/>
    </style:style>
    <style:style style:name="P8" style:family="paragraph" style:parent-style-name="Standard">
      <style:paragraph-properties fo:text-align="start" style:justify-single-word="false"/>
      <style:text-properties officeooo:rsid="001c0c29" officeooo:paragraph-rsid="001c0c29"/>
    </style:style>
    <style:style style:name="P9" style:family="paragraph" style:parent-style-name="Standard">
      <style:paragraph-properties fo:text-align="start" style:justify-single-word="false"/>
      <style:text-properties officeooo:rsid="001c0c29" officeooo:paragraph-rsid="00251a8e"/>
    </style:style>
    <style:style style:name="P10" style:family="paragraph" style:parent-style-name="Standard">
      <style:paragraph-properties fo:text-align="start" style:justify-single-word="false"/>
      <style:text-properties officeooo:rsid="001df8b5" officeooo:paragraph-rsid="001df8b5"/>
    </style:style>
    <style:style style:name="P11" style:family="paragraph" style:parent-style-name="Standard">
      <style:paragraph-properties fo:text-align="start" style:justify-single-word="false"/>
      <style:text-properties officeooo:rsid="001f93ee" officeooo:paragraph-rsid="001f93ee"/>
    </style:style>
    <style:style style:name="P12" style:family="paragraph" style:parent-style-name="Standard">
      <style:paragraph-properties fo:text-align="start" style:justify-single-word="false"/>
      <style:text-properties officeooo:rsid="0022eebe" officeooo:paragraph-rsid="0022eebe"/>
    </style:style>
    <style:style style:name="P1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1c0c29" officeooo:paragraph-rsid="001c0c29"/>
    </style:style>
    <style:style style:name="P1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1c0c29" officeooo:paragraph-rsid="00251a8e"/>
    </style:style>
    <style:style style:name="T1" style:family="text">
      <style:text-properties officeooo:rsid="001829a8"/>
    </style:style>
    <style:style style:name="T2" style:family="text">
      <style:text-properties officeooo:rsid="001c0c29"/>
    </style:style>
    <style:style style:name="T3" style:family="text">
      <style:text-properties officeooo:rsid="001df8b5"/>
    </style:style>
    <style:style style:name="T4" style:family="text">
      <style:text-properties officeooo:rsid="001e36a8"/>
    </style:style>
    <style:style style:name="T5" style:family="text">
      <style:text-properties officeooo:rsid="001f018a"/>
    </style:style>
    <style:style style:name="T6" style:family="text">
      <style:text-properties officeooo:rsid="001f873c"/>
    </style:style>
    <style:style style:name="T7" style:family="text">
      <style:text-properties officeooo:rsid="00218499"/>
    </style:style>
    <style:style style:name="T8" style:family="text">
      <style:text-properties officeooo:rsid="00248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</text:p>
      <text:p text:style-name="P1"/>
      <text:p text:style-name="P1"/>
      <text:p text:style-name="P2">php est un langage qui permet de rendre un site web dynamique, <text:span text:style-name="T1">il permet aussi de mettre en lien son site web et la base de données en faisant des requetes mysql </text:span></text:p>
      <text:p text:style-name="P2"/>
      <text:p text:style-name="P2">pour écrire ce langage il faut le placer entre ces 2 balises <text:s/>&lt;?php <text:s text:c="2"/>, <text:s text:c="3"/>?&gt; <text:s/>que ce soit dans du html ou <text:s/>en dehors du html </text:p>
      <text:p text:style-name="P2"/>
      <text:p text:style-name="P6">une variable en php : $nomdelavariable </text:p>
      <text:p text:style-name="P6"/>
      <text:p text:style-name="P7"><text:span text:style-name="T2">Apres </text:span>; </text:p>
      <text:p text:style-name="P2"/>
      <text:p text:style-name="P3">Les fichiers sont enregistrés en .php</text:p>
      <text:p text:style-name="P3"/>
      <text:p text:style-name="P3"/>
      <text:p text:style-name="P14"/>
      <text:p text:style-name="P9"/>
      <text:p text:style-name="P9"/>
      <text:p text:style-name="P6"><text:span text:style-name="T4">O</text:span>n peut commencer une condition if entre 2 balises php sans la refermer puis mettre du code html et ensuite rouvrir les balises php pour fermer la condition. </text:p>
      <text:p text:style-name="P6">Cela permet de dire par exemple : </text:p>
      <text:p text:style-name="P6"/>
      <text:p text:style-name="P8">&lt;?php </text:p>
      <text:p text:style-name="P6">- si/<text:span text:style-name="T5">if</text:span> ( <text:span text:style-name="T2">la variable a est egale a la variable b) <text:s/>alors {</text:span></text:p>
      <text:p text:style-name="P8">?&gt; </text:p>
      <text:p text:style-name="P8">on met <text:span text:style-name="T3">un </text:span>code html </text:p>
      <text:p text:style-name="P8"/>
      <text:p text:style-name="P8">&lt;?php <text:span text:style-name="T5">(on rouvre les balises php?&gt;</text:span></text:p>
      <text:p text:style-name="P8">} <text:s/><text:span text:style-name="T3">(on ferme la condition if ) </text:span></text:p>
      <text:p text:style-name="P10">sinon/<text:span text:style-name="T5">else</text:span> {</text:p>
      <text:p text:style-name="P10"/>
      <text:p text:style-name="P10">on met par exemple un autre code html </text:p>
      <text:p text:style-name="P10"/>
      <text:p text:style-name="P10">} <text:span text:style-name="T5">(on ferme la condition else) </text:span></text:p>
      <text:p text:style-name="P8">?&gt; <text:s/><text:span text:style-name="T6">( on referme les balises php)</text:span></text:p>
      <text:p text:style-name="P8"/>
      <text:p text:style-name="P13"/>
      <text:p text:style-name="P8"/>
      <text:p text:style-name="P8"/>
      <text:p text:style-name="P11">Pour rediriger vers une autre page il suffit de mettre header(‘Location : chemindufichier/fichier.<text:span text:style-name="T7">php/.html’) ;</text:span></text:p>
      <text:p text:style-name="P11"/>
      <text:p text:style-name="P12">Pour remonter dans l’arborescence <text:span text:style-name="T8">il suffit de mettre header(‘Location : ../fichier.php/.html</text:span></text:p>
      <text:p text:style-name="P12"/>
      <text:p text:style-name="P12"/>
      <text:p text:style-name="P14"/>
      <text:p text:style-name="P9"/>
      <text:p text:style-name="P9"/>
      <text:p text:style-name="P3"/>
      <text:p text:style-name="P5">phpmyadmi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2:50:20.789004246</meta:creation-date>
    <dc:date>2019-10-13T13:03:31.505923735</dc:date>
    <meta:editing-duration>PT13M4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91" meta:character-count="1048" meta:non-whitespace-character-count="855"/>
  </office:meta>
</office:document-meta>
</file>